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4]*[.B4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5]*[.B5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,00</text:p>
          </table:table-cell>
          <table:table-cell table:style-name="ce56" table:formula="of:=[.D4]+[.D5]+[.D6]+[.D7]+[.D8]+[.D10]" office:value-type="float" office:value="0" calcext:value-type="float" table:number-columns-spanned="1" table:number-rows-spanned="4">
            <text:p>0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1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0])*30/[.B2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4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" office:value-type="float" office:value="180" calcext:value-type="float">
            <text:p>180,0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4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30</text:p>
          </table:table-cell>
          <table:table-cell table:style-name="ce114" table:formula="of:=([.B13]-[.D4]-[.D5]-[.D6]-[.D7]-[.D8]-[.D9]-[.D10])/[.B15]" office:value-type="float" office:value="188.571428571429" calcext:value-type="float">
            <text:p>188,57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text:p>если по 100 в день</text:p>
          </table:table-cell>
          <table:table-cell table:style-name="ce114" table:formula="of:=(SUM([.D4:.D10])+(100*[.B15]))*30/[.B13]" office:value-type="float" office:value="15.9090909090909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28</text:p>
          </table:table-cell>
          <table:table-cell table:style-name="ce114" table:formula="of:=([.B13]*28/30-[.D4]-[.D5]-[.D6]-[.D7]-[.D8]-[.D9]-[.D10])/[.B15]" office:value-type="float" office:value="176" calcext:value-type="float">
            <text:p>176,00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0:44:56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9H32M45S</meta:editing-duration>
    <meta:editing-cycles>739</meta:editing-cycles>
    <meta:generator>LibreOffice/7.1.4.2$Windows_X86_64 LibreOffice_project/a529a4fab45b75fefc5b6226684193eb000654f6</meta:generator>
    <dc:date>2021-11-04T21:55:47.964000000</dc:date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